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0.64pt"/>
    </style:style>
    <style:style style:name="co4" style:family="table-column">
      <style:table-column-properties fo:break-before="auto" style:column-width="115.14pt"/>
    </style:style>
    <style:style style:name="co5" style:family="table-column">
      <style:table-column-properties fo:break-before="auto" style:column-width="9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Noto Sans CJK SC Regular" style:font-weight-asian="bold" style:font-name-complex="FreeSans1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c3c3c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asurements" table:style-name="ta1">
        <table:table-column table:style-name="co1" table:default-cell-style-name="Default"/>
        <table:table-column table:style-name="co2" table:number-columns-repeated="5" table:default-cell-style-name="ce4"/>
        <table:table-column table:style-name="co3" table:number-columns-repeated="3" table:default-cell-style-name="ce4"/>
        <table:table-column table:style-name="co2" table:number-columns-repeated="3" table:default-cell-style-name="ce4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Tree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Stride(1)</text:p>
          </table:table-cell>
          <table:table-cell table:style-name="ce3" office:value-type="string" calcext:value-type="string">
            <text:p>Stride(2)</text:p>
          </table:table-cell>
          <table:table-cell table:style-name="ce5" office:value-type="string" calcext:value-type="string">
            <text:p>Stride(4)</text:p>
          </table:table-cell>
          <table:table-cell table:style-name="ce3" office:value-type="string" calcext:value-type="string">
            <text:p>Stride(8)</text:p>
          </table:table-cell>
          <table:table-cell table:style-name="ce3" office:value-type="string" calcext:value-type="string">
            <text:p>Staggered Prob(1.0,0.0)</text:p>
          </table:table-cell>
          <table:table-cell table:style-name="ce3" office:value-type="string" calcext:value-type="string">
            <text:p>Staggered Prob(0.5,0.3)</text:p>
          </table:table-cell>
          <table:table-cell table:style-name="ce5" office:value-type="string" calcext:value-type="string">
            <text:p>Staggered Prob(0.2,0.3)</text:p>
          </table:table-cell>
          <table:table-cell table:style-name="ce3" office:value-type="string" calcext:value-type="string">
            <text:p>Inter Pod</text:p>
          </table:table-cell>
          <table:table-cell table:style-name="ce3" office:value-type="string" calcext:value-type="string">
            <text:p>Same-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1</text:p>
          </table:table-cell>
          <table:table-cell office:value-type="float" office:value="23.6" calcext:value-type="float">
            <text:p>23.6</text:p>
          </table:table-cell>
          <table:table-cell office:value-type="float" office:value="92.1" calcext:value-type="float">
            <text:p>92.1</text:p>
          </table:table-cell>
          <table:table-cell office:value-type="float" office:value="91.9" calcext:value-type="float">
            <text:p>91.9</text:p>
          </table:table-cell>
          <table:table-cell office:value-type="float" office:value="43.5" calcext:value-type="float">
            <text:p>43.5</text:p>
          </table:table-cell>
          <table:table-cell office:value-type="float" office:value="39.9" calcext:value-type="float">
            <text:p>39.9</text:p>
          </table:table-cell>
          <table:table-cell office:value-type="float" office:value="91.7" calcext:value-type="float">
            <text:p>91.7</text:p>
          </table:table-cell>
          <table:table-cell office:value-type="float" office:value="32.1" calcext:value-type="float">
            <text:p>32.1</text:p>
          </table:table-cell>
          <table:table-cell office:value-type="float" office:value="91.7" calcext:value-type="float">
            <text:p>91.7</text:p>
          </table:table-cell>
          <table:table-cell office:value-type="float" office:value="19.2" calcext:value-type="float">
            <text:p>19.2</text:p>
          </table:table-cell>
          <table:table-cell office:value-type="float" office:value="30.9" calcext:value-type="float">
            <text:p>3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2</text:p>
          </table:table-cell>
          <table:table-cell office:value-type="float" office:value="31.2" calcext:value-type="float">
            <text:p>31.2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30.2" calcext:value-type="float">
            <text:p>30.2</text:p>
          </table:table-cell>
          <table:table-cell office:value-type="float" office:value="29.9" calcext:value-type="float">
            <text:p>29.9</text:p>
          </table:table-cell>
          <table:table-cell office:value-type="float" office:value="91.7" calcext:value-type="float">
            <text:p>91.7</text:p>
          </table:table-cell>
          <table:table-cell office:value-type="float" office:value="27.3" calcext:value-type="float">
            <text:p>27.3</text:p>
          </table:table-cell>
          <table:table-cell office:value-type="float" office:value="5.45" calcext:value-type="float">
            <text:p>5.45</text:p>
          </table:table-cell>
          <table:table-cell office:value-type="float" office:value="4.21" calcext:value-type="float">
            <text:p>4.21</text:p>
          </table:table-cell>
          <table:table-cell office:value-type="float" office:value="16.8" calcext:value-type="float">
            <text:p>1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3</text:p>
          </table:table-cell>
          <table:table-cell office:value-type="float" office:value="83.9" calcext:value-type="float">
            <text:p>83.9</text:p>
          </table:table-cell>
          <table:table-cell office:value-type="float" office:value="91.7" calcext:value-type="float">
            <text:p>91.7</text:p>
          </table:table-cell>
          <table:table-cell office:value-type="float" office:value="91.4" calcext:value-type="float">
            <text:p>91.4</text:p>
          </table:table-cell>
          <table:table-cell office:value-type="float" office:value="38.4" calcext:value-type="float">
            <text:p>38.4</text:p>
          </table:table-cell>
          <table:table-cell office:value-type="float" office:value="31.3" calcext:value-type="float">
            <text:p>31.3</text:p>
          </table:table-cell>
          <table:table-cell office:value-type="float" office:value="91.6" calcext:value-type="float">
            <text:p>91.6</text:p>
          </table:table-cell>
          <table:table-cell office:value-type="float" office:value="37.3" calcext:value-type="float">
            <text:p>37.3</text:p>
          </table:table-cell>
          <table:table-cell office:value-type="float" office:value="42.4" calcext:value-type="float">
            <text:p>42.4</text:p>
          </table:table-cell>
          <table:table-cell office:value-type="float" office:value="5.76" calcext:value-type="float">
            <text:p>5.76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14</text:p>
          </table:table-cell>
          <table:table-cell office:value-type="float" office:value="67.1" calcext:value-type="float">
            <text:p>67.1</text:p>
          </table:table-cell>
          <table:table-cell office:value-type="float" office:value="91.8" calcext:value-type="float">
            <text:p>91.8</text:p>
          </table:table-cell>
          <table:table-cell office:value-type="float" office:value="91.5" calcext:value-type="float">
            <text:p>91.5</text:p>
          </table:table-cell>
          <table:table-cell office:value-type="float" office:value="40.1" calcext:value-type="float">
            <text:p>40.1</text:p>
          </table:table-cell>
          <table:table-cell office:value-type="float" office:value="28.9" calcext:value-type="float">
            <text:p>28.9</text:p>
          </table:table-cell>
          <table:table-cell office:value-type="float" office:value="91.7" calcext:value-type="float">
            <text:p>91.7</text:p>
          </table:table-cell>
          <table:table-cell office:value-type="float" office:value="90.9" calcext:value-type="float">
            <text:p>90.9</text:p>
          </table:table-cell>
          <table:table-cell office:value-type="float" office:value="33.7" calcext:value-type="float">
            <text:p>33.7</text:p>
          </table:table-cell>
          <table:table-cell office:value-type="float" office:value="42.8" calcext:value-type="float">
            <text:p>42.8</text:p>
          </table:table-cell>
          <table:table-cell office:value-type="float" office:value="49.2" calcext:value-type="float">
            <text:p>4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1</text:p>
          </table:table-cell>
          <table:table-cell office:value-type="float" office:value="45.1" calcext:value-type="float">
            <text:p>45.1</text:p>
          </table:table-cell>
          <table:table-cell office:value-type="float" office:value="91.2" calcext:value-type="float">
            <text:p>91.2</text:p>
          </table:table-cell>
          <table:table-cell office:value-type="float" office:value="91.9" calcext:value-type="float">
            <text:p>91.9</text:p>
          </table:table-cell>
          <table:table-cell office:value-type="float" office:value="21.2" calcext:value-type="float">
            <text:p>21.2</text:p>
          </table:table-cell>
          <table:table-cell office:value-type="float" office:value="24.7" calcext:value-type="float">
            <text:p>24.7</text:p>
          </table:table-cell>
          <table:table-cell office:value-type="float" office:value="91.7" calcext:value-type="float">
            <text:p>91.7</text:p>
          </table:table-cell>
          <table:table-cell office:value-type="float" office:value="92.1" calcext:value-type="float">
            <text:p>92.1</text:p>
          </table:table-cell>
          <table:table-cell office:value-type="float" office:value="58.5" calcext:value-type="float">
            <text:p>58.5</text:p>
          </table:table-cell>
          <table:table-cell office:value-type="float" office:value="8.01" calcext:value-type="float">
            <text:p>8.01</text:p>
          </table:table-cell>
          <table:table-cell office:value-type="float" office:value="34.7" calcext:value-type="float">
            <text:p>34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2</text:p>
          </table:table-cell>
          <table:table-cell office:value-type="float" office:value="18.7" calcext:value-type="float">
            <text:p>18.7</text:p>
          </table:table-cell>
          <table:table-cell office:value-type="float" office:value="91.9" calcext:value-type="float">
            <text:p>91.9</text:p>
          </table:table-cell>
          <table:table-cell office:value-type="float" office:value="91.6" calcext:value-type="float">
            <text:p>91.6</text:p>
          </table:table-cell>
          <table:table-cell office:value-type="float" office:value="22.5" calcext:value-type="float">
            <text:p>22.5</text:p>
          </table:table-cell>
          <table:table-cell office:value-type="float" office:value="20.1" calcext:value-type="float">
            <text:p>20.1</text:p>
          </table:table-cell>
          <table:table-cell office:value-type="float" office:value="91.7" calcext:value-type="float">
            <text:p>91.7</text:p>
          </table:table-cell>
          <table:table-cell office:value-type="float" office:value="92.2" calcext:value-type="float">
            <text:p>92.2</text:p>
          </table:table-cell>
          <table:table-cell office:value-type="float" office:value="69.6" calcext:value-type="float">
            <text:p>69.6</text:p>
          </table:table-cell>
          <table:table-cell office:value-type="float" office:value="5.57" calcext:value-type="float">
            <text:p>5.57</text:p>
          </table:table-cell>
          <table:table-cell office:value-type="float" office:value="15.9" calcext:value-type="float">
            <text:p>15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  <table:table-cell office:value-type="float" office:value="91.8" calcext:value-type="float">
            <text:p>91.8</text:p>
          </table:table-cell>
          <table:table-cell office:value-type="float" office:value="18.4" calcext:value-type="float">
            <text:p>18.4</text:p>
          </table:table-cell>
          <table:table-cell office:value-type="float" office:value="25.9" calcext:value-type="float">
            <text:p>25.9</text:p>
          </table:table-cell>
          <table:table-cell office:value-type="float" office:value="91.6" calcext:value-type="float">
            <text:p>91.6</text:p>
          </table:table-cell>
          <table:table-cell office:value-type="float" office:value="36.1" calcext:value-type="float">
            <text:p>36.1</text:p>
          </table:table-cell>
          <table:table-cell office:value-type="float" office:value="91.5" calcext:value-type="float">
            <text:p>91.5</text:p>
          </table:table-cell>
          <table:table-cell office:value-type="float" office:value="7.65" calcext:value-type="float">
            <text:p>7.65</text:p>
          </table:table-cell>
          <table:table-cell office:value-type="float" office:value="19.2" calcext:value-type="float">
            <text:p>19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24</text:p>
          </table:table-cell>
          <table:table-cell office:value-type="float" office:value="26.1" calcext:value-type="float">
            <text:p>26.1</text:p>
          </table:table-cell>
          <table:table-cell office:value-type="float" office:value="92" calcext:value-type="float">
            <text:p>92</text:p>
          </table:table-cell>
          <table:table-cell office:value-type="float" office:value="91.5" calcext:value-type="float">
            <text:p>91.5</text:p>
          </table:table-cell>
          <table:table-cell office:value-type="float" office:value="17.3" calcext:value-type="float">
            <text:p>17.3</text:p>
          </table:table-cell>
          <table:table-cell office:value-type="float" office:value="27.7" calcext:value-type="float">
            <text:p>27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56" calcext:value-type="float">
            <text:p>56</text:p>
          </table:table-cell>
          <table:table-cell office:value-type="float" office:value="30.7" calcext:value-type="float">
            <text:p>30.7</text:p>
          </table:table-cell>
          <table:table-cell office:value-type="float" office:value="22.5" calcext:value-type="float">
            <text:p>2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1</text:p>
          </table:table-cell>
          <table:table-cell office:value-type="float" office:value="16.4" calcext:value-type="float">
            <text:p>16.4</text:p>
          </table:table-cell>
          <table:table-cell office:value-type="float" office:value="91.8" calcext:value-type="float">
            <text:p>91.8</text:p>
          </table:table-cell>
          <table:table-cell office:value-type="float" office:value="64.9" calcext:value-type="float">
            <text:p>64.9</text:p>
          </table:table-cell>
          <table:table-cell office:value-type="float" office:value="20.7" calcext:value-type="float">
            <text:p>20.7</text:p>
          </table:table-cell>
          <table:table-cell office:value-type="float" office:value="15.1" calcext:value-type="float">
            <text:p>15.1</text:p>
          </table:table-cell>
          <table:table-cell office:value-type="float" office:value="91.7" calcext:value-type="float">
            <text:p>91.7</text:p>
          </table:table-cell>
          <table:table-cell office:value-type="float" office:value="86.7" calcext:value-type="float">
            <text:p>86.7</text:p>
          </table:table-cell>
          <table:table-cell office:value-type="float" office:value="67.4" calcext:value-type="float">
            <text:p>67.4</text:p>
          </table:table-cell>
          <table:table-cell office:value-type="float" office:value="10.4" calcext:value-type="float">
            <text:p>10.4</text:p>
          </table:table-cell>
          <table:table-cell office:value-type="float" office:value="25.1" calcext:value-type="float">
            <text:p>25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2</text:p>
          </table:table-cell>
          <table:table-cell office:value-type="float" office:value="12.5" calcext:value-type="float">
            <text:p>12.5</text:p>
          </table:table-cell>
          <table:table-cell office:value-type="float" office:value="92.2" calcext:value-type="float">
            <text:p>92.2</text:p>
          </table:table-cell>
          <table:table-cell office:value-type="float" office:value="50.9" calcext:value-type="float">
            <text:p>50.9</text:p>
          </table:table-cell>
          <table:table-cell office:value-type="float" office:value="31.2" calcext:value-type="float">
            <text:p>31.2</text:p>
          </table:table-cell>
          <table:table-cell office:value-type="float" office:value="26.8" calcext:value-type="float">
            <text:p>26.8</text:p>
          </table:table-cell>
          <table:table-cell office:value-type="float" office:value="91.7" calcext:value-type="float">
            <text:p>91.7</text:p>
          </table:table-cell>
          <table:table-cell office:value-type="float" office:value="49.5" calcext:value-type="float">
            <text:p>49.5</text:p>
          </table:table-cell>
          <table:table-cell office:value-type="float" office:value="28" calcext:value-type="float">
            <text:p>28</text:p>
          </table:table-cell>
          <table:table-cell office:value-type="float" office:value="13.4" calcext:value-type="float">
            <text:p>13.4</text:p>
          </table:table-cell>
          <table:table-cell office:value-type="float" office:value="46.6" calcext:value-type="float">
            <text:p>46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3</text:p>
          </table:table-cell>
          <table:table-cell office:value-type="float" office:value="75" calcext:value-type="float">
            <text:p>75</text:p>
          </table:table-cell>
          <table:table-cell office:value-type="float" office:value="92.1" calcext:value-type="float">
            <text:p>92.1</text:p>
          </table:table-cell>
          <table:table-cell office:value-type="float" office:value="38" calcext:value-type="float">
            <text:p>38</text:p>
          </table:table-cell>
          <table:table-cell office:value-type="float" office:value="20.7" calcext:value-type="float">
            <text:p>20.7</text:p>
          </table:table-cell>
          <table:table-cell office:value-type="float" office:value="17.9" calcext:value-type="float">
            <text:p>17.9</text:p>
          </table:table-cell>
          <table:table-cell office:value-type="float" office:value="91.7" calcext:value-type="float">
            <text:p>91.7</text:p>
          </table:table-cell>
          <table:table-cell office:value-type="float" office:value="50" calcext:value-type="float">
            <text:p>50</text:p>
          </table:table-cell>
          <table:table-cell office:value-type="float" office:value="91.6" calcext:value-type="float">
            <text:p>91.6</text:p>
          </table:table-cell>
          <table:table-cell office:value-type="float" office:value="14.5" calcext:value-type="float">
            <text:p>14.5</text:p>
          </table:table-cell>
          <table:table-cell office:value-type="float" office:value="33.5" calcext:value-type="float">
            <text:p>33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34</text:p>
          </table:table-cell>
          <table:table-cell office:value-type="float" office:value="73.3" calcext:value-type="float">
            <text:p>73.3</text:p>
          </table:table-cell>
          <table:table-cell office:value-type="float" office:value="92.1" calcext:value-type="float">
            <text:p>92.1</text:p>
          </table:table-cell>
          <table:table-cell office:value-type="float" office:value="59.6" calcext:value-type="float">
            <text:p>59.6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 office:value-type="float" office:value="91.7" calcext:value-type="float">
            <text:p>91.7</text:p>
          </table:table-cell>
          <table:table-cell office:value-type="float" office:value="91.5" calcext:value-type="float">
            <text:p>91.5</text:p>
          </table:table-cell>
          <table:table-cell office:value-type="float" office:value="92.2" calcext:value-type="float">
            <text:p>92.2</text:p>
          </table:table-cell>
          <table:table-cell office:value-type="float" office:value="49.8" calcext:value-type="float">
            <text:p>49.8</text:p>
          </table:table-cell>
          <table:table-cell office:value-type="float" office:value="7.89" calcext:value-type="float">
            <text:p>7.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1</text:p>
          </table:table-cell>
          <table:table-cell office:value-type="float" office:value="16.9" calcext:value-type="float">
            <text:p>16.9</text:p>
          </table:table-cell>
          <table:table-cell office:value-type="float" office:value="91.8" calcext:value-type="float">
            <text:p>91.8</text:p>
          </table:table-cell>
          <table:table-cell office:value-type="float" office:value="35.9" calcext:value-type="float">
            <text:p>35.9</text:p>
          </table:table-cell>
          <table:table-cell office:value-type="float" office:value="19.1" calcext:value-type="float">
            <text:p>19.1</text:p>
          </table:table-cell>
          <table:table-cell office:value-type="float" office:value="16.9" calcext:value-type="float">
            <text:p>16.9</text:p>
          </table:table-cell>
          <table:table-cell office:value-type="float" office:value="91.6" calcext:value-type="float">
            <text:p>91.6</text:p>
          </table:table-cell>
          <table:table-cell office:value-type="float" office:value="65.5" calcext:value-type="float">
            <text:p>65.5</text:p>
          </table:table-cell>
          <table:table-cell office:value-type="float" office:value="31.6" calcext:value-type="float">
            <text:p>31.6</text:p>
          </table:table-cell>
          <table:table-cell office:value-type="float" office:value="4.69" calcext:value-type="float">
            <text:p>4.69</text:p>
          </table:table-cell>
          <table:table-cell office:value-type="float" office:value="13.2" calcext:value-type="float">
            <text:p>13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2</text:p>
          </table:table-cell>
          <table:table-cell office:value-type="float" office:value="30.9" calcext:value-type="float">
            <text:p>30.9</text:p>
          </table:table-cell>
          <table:table-cell office:value-type="float" office:value="91.9" calcext:value-type="float">
            <text:p>91.9</text:p>
          </table:table-cell>
          <table:table-cell office:value-type="float" office:value="47.1" calcext:value-type="float">
            <text:p>47.1</text:p>
          </table:table-cell>
          <table:table-cell office:value-type="float" office:value="17.8" calcext:value-type="float">
            <text:p>17.8</text:p>
          </table:table-cell>
          <table:table-cell office:value-type="float" office:value="22.1" calcext:value-type="float">
            <text:p>22.1</text:p>
          </table:table-cell>
          <table:table-cell office:value-type="float" office:value="91.6" calcext:value-type="float">
            <text:p>91.6</text:p>
          </table:table-cell>
          <table:table-cell office:value-type="float" office:value="87.7" calcext:value-type="float">
            <text:p>87.7</text:p>
          </table:table-cell>
          <table:table-cell office:value-type="float" office:value="92.1" calcext:value-type="float">
            <text:p>92.1</text:p>
          </table:table-cell>
          <table:table-cell office:value-type="float" office:value="4.74" calcext:value-type="float">
            <text:p>4.74</text:p>
          </table:table-cell>
          <table:table-cell office:value-type="float" office:value="10.4" calcext:value-type="float">
            <text:p>10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3</text:p>
          </table:table-cell>
          <table:table-cell office:value-type="float" office:value="38.3" calcext:value-type="float">
            <text:p>38.3</text:p>
          </table:table-cell>
          <table:table-cell office:value-type="float" office:value="91.9" calcext:value-type="float">
            <text:p>91.9</text:p>
          </table:table-cell>
          <table:table-cell office:value-type="float" office:value="60.4" calcext:value-type="float">
            <text:p>60.4</text:p>
          </table:table-cell>
          <table:table-cell office:value-type="float" office:value="22.8" calcext:value-type="float">
            <text:p>22.8</text:p>
          </table:table-cell>
          <table:table-cell office:value-type="float" office:value="23.6" calcext:value-type="float">
            <text:p>23.6</text:p>
          </table:table-cell>
          <table:table-cell office:value-type="float" office:value="91.7" calcext:value-type="float">
            <text:p>91.7</text:p>
          </table:table-cell>
          <table:table-cell office:value-type="float" office:value="87.7" calcext:value-type="float">
            <text:p>87.7</text:p>
          </table:table-cell>
          <table:table-cell office:value-type="float" office:value="66.3" calcext:value-type="float">
            <text:p>66.3</text:p>
          </table:table-cell>
          <table:table-cell office:value-type="float" office:value="25.1" calcext:value-type="float">
            <text:p>25.1</text:p>
          </table:table-cell>
          <table:table-cell office:value-type="float" office:value="26.6" calcext:value-type="float">
            <text:p>26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44</text:p>
          </table:table-cell>
          <table:table-cell office:value-type="float" office:value="20.9" calcext:value-type="float">
            <text:p>20.9</text:p>
          </table:table-cell>
          <table:table-cell office:value-type="float" office:value="91.8" calcext:value-type="float">
            <text:p>91.8</text:p>
          </table:table-cell>
          <table:table-cell office:value-type="float" office:value="40.9" calcext:value-type="float">
            <text:p>40.9</text:p>
          </table:table-cell>
          <table:table-cell office:value-type="float" office:value="26.3" calcext:value-type="float">
            <text:p>26.3</text:p>
          </table:table-cell>
          <table:table-cell office:value-type="float" office:value="20.7" calcext:value-type="float">
            <text:p>20.7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office:value-type="float" office:value="38.6" calcext:value-type="float">
            <text:p>38.6</text:p>
          </table:table-cell>
          <table:table-cell office:value-type="float" office:value="18.9" calcext:value-type="float">
            <text:p>18.9</text:p>
          </table:table-cell>
          <table:table-cell office:value-type="float" office:value="11.9" calcext:value-type="float">
            <text:p>1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7])" office:value-type="float" office:value="633.7" calcext:value-type="float">
            <text:p>633.7</text:p>
          </table:table-cell>
          <table:table-cell table:formula="of:=SUM([.C2:.C17])" office:value-type="float" office:value="1470" calcext:value-type="float">
            <text:p>1470</text:p>
          </table:table-cell>
          <table:table-cell table:formula="of:=SUM([.D2:.D17])" office:value-type="float" office:value="1130.7" calcext:value-type="float">
            <text:p>1130.7</text:p>
          </table:table-cell>
          <table:table-cell table:formula="of:=SUM([.E2:.E17])" office:value-type="float" office:value="408.2" calcext:value-type="float">
            <text:p>408.2</text:p>
          </table:table-cell>
          <table:table-cell table:formula="of:=SUM([.F2:.F17])" office:value-type="float" office:value="390.8" calcext:value-type="float">
            <text:p>390.8</text:p>
          </table:table-cell>
          <table:table-cell table:formula="of:=SUM([.G2:.G17])" office:value-type="float" office:value="1466.7" calcext:value-type="float">
            <text:p>1466.7</text:p>
          </table:table-cell>
          <table:table-cell table:formula="of:=SUM([.H2:.H17])" office:value-type="float" office:value="1110.7" calcext:value-type="float">
            <text:p>1110.7</text:p>
          </table:table-cell>
          <table:table-cell table:formula="of:=SUM([.I2:.I17])" office:value-type="float" office:value="956.65" calcext:value-type="float">
            <text:p>956.65</text:p>
          </table:table-cell>
          <table:table-cell table:style-name="ce6" table:formula="of:=SUM([.J2:.J17])" office:value-type="float" office:value="265.43" calcext:value-type="float">
            <text:p>265.43</text:p>
          </table:table-cell>
          <table:table-cell table:formula="of:=SUM([.K2:.K17])" office:value-type="float" office:value="381.39" calcext:value-type="float">
            <text:p>381.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cent</text:p>
          </table:table-cell>
          <table:table-cell table:formula="of:=[.B18]*100/1536" office:value-type="float" office:value="41.2565104166667" calcext:value-type="float">
            <text:p>41.2565104167</text:p>
          </table:table-cell>
          <table:table-cell table:formula="of:=[.C18]*100/1536" office:value-type="float" office:value="95.703125" calcext:value-type="float">
            <text:p>95.703125</text:p>
          </table:table-cell>
          <table:table-cell table:formula="of:=[.D18]*100/1536" office:value-type="float" office:value="73.61328125" calcext:value-type="float">
            <text:p>73.61328125</text:p>
          </table:table-cell>
          <table:table-cell table:formula="of:=[.E18]*100/1536" office:value-type="float" office:value="26.5755208333333" calcext:value-type="float">
            <text:p>26.5755208333</text:p>
          </table:table-cell>
          <table:table-cell table:formula="of:=[.F18]*100/1536" office:value-type="float" office:value="25.4427083333333" calcext:value-type="float">
            <text:p>25.4427083333</text:p>
          </table:table-cell>
          <table:table-cell table:formula="of:=[.G18]*100/1536" office:value-type="float" office:value="95.48828125" calcext:value-type="float">
            <text:p>95.48828125</text:p>
          </table:table-cell>
          <table:table-cell table:formula="of:=[.H18]*100/1536" office:value-type="float" office:value="72.3111979166667" calcext:value-type="float">
            <text:p>72.3111979167</text:p>
          </table:table-cell>
          <table:table-cell table:formula="of:=[.I18]*100/1536" office:value-type="float" office:value="62.2819010416667" calcext:value-type="float">
            <text:p>62.2819010417</text:p>
          </table:table-cell>
          <table:table-cell table:formula="of:=[.J18]*100/1536" office:value-type="float" office:value="17.2805989583333" calcext:value-type="float">
            <text:p>17.2805989583</text:p>
          </table:table-cell>
          <table:table-cell table:formula="of:=[.K18]*100/1536" office:value-type="float" office:value="24.830078125" calcext:value-type="float">
            <text:p>24.83007812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at Tree with hash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Stride(1)</text:p>
          </table:table-cell>
          <table:table-cell table:style-name="ce3" office:value-type="string" calcext:value-type="string">
            <text:p>Stride(2)</text:p>
          </table:table-cell>
          <table:table-cell table:style-name="ce5" office:value-type="string" calcext:value-type="string">
            <text:p>Stride(4)</text:p>
          </table:table-cell>
          <table:table-cell table:style-name="ce3" office:value-type="string" calcext:value-type="string">
            <text:p>Stride(8)</text:p>
          </table:table-cell>
          <table:table-cell table:style-name="ce3" office:value-type="string" calcext:value-type="string">
            <text:p>Staggered Prob(1.0,0.0)</text:p>
          </table:table-cell>
          <table:table-cell table:style-name="ce3" office:value-type="string" calcext:value-type="string">
            <text:p>Staggered Prob(0.5,0.3)</text:p>
          </table:table-cell>
          <table:table-cell table:style-name="ce5" office:value-type="string" calcext:value-type="string">
            <text:p>Staggered Prob(0.2,0.3)</text:p>
          </table:table-cell>
          <table:table-cell table:style-name="ce3" office:value-type="string" calcext:value-type="string">
            <text:p>Inter Pod</text:p>
          </table:table-cell>
          <table:table-cell table:style-name="ce3" office:value-type="string" calcext:value-type="string">
            <text:p>Same-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0_2</text:p>
          </table:table-cell>
          <table:table-cell office:value-type="float" office:value="23.2" calcext:value-type="float">
            <text:p>23.2</text:p>
          </table:table-cell>
          <table:table-cell office:value-type="float" office:value="91.9" calcext:value-type="float">
            <text:p>91.9</text:p>
          </table:table-cell>
          <table:table-cell office:value-type="float" office:value="62.2" calcext:value-type="float">
            <text:p>62.2</text:p>
          </table:table-cell>
          <table:table-cell office:value-type="float" office:value="49.4" calcext:value-type="float">
            <text:p>49.4</text:p>
          </table:table-cell>
          <table:table-cell office:value-type="float" office:value="45.3" calcext:value-type="float">
            <text:p>45.3</text:p>
          </table:table-cell>
          <table:table-cell office:value-type="float" office:value="91.6" calcext:value-type="float">
            <text:p>91.6</text:p>
          </table:table-cell>
          <table:table-cell office:value-type="float" office:value="32.9" calcext:value-type="float">
            <text:p>32.9</text:p>
          </table:table-cell>
          <table:table-cell office:value-type="float" office:value="57.5" calcext:value-type="float">
            <text:p>57.5</text:p>
          </table:table-cell>
          <table:table-cell office:value-type="float" office:value="41.7" calcext:value-type="float">
            <text:p>41.7</text:p>
          </table:table-cell>
          <table:table-cell office:value-type="float" office:value="30.8" calcext:value-type="float">
            <text:p>30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0_3</text:p>
          </table:table-cell>
          <table:table-cell table:number-columns-repeated="2" office:value-type="float" office:value="91.8" calcext:value-type="float">
            <text:p>91.8</text:p>
          </table:table-cell>
          <table:table-cell office:value-type="float" office:value="31" calcext:value-type="float">
            <text:p>31</text:p>
          </table:table-cell>
          <table:table-cell office:value-type="float" office:value="43.5" calcext:value-type="float">
            <text:p>43.5</text:p>
          </table:table-cell>
          <table:table-cell office:value-type="float" office:value="47.9" calcext:value-type="float">
            <text:p>47.9</text:p>
          </table:table-cell>
          <table:table-cell office:value-type="float" office:value="91.6" calcext:value-type="float">
            <text:p>91.6</text:p>
          </table:table-cell>
          <table:table-cell office:value-type="float" office:value="92.1" calcext:value-type="float">
            <text:p>92.1</text:p>
          </table:table-cell>
          <table:table-cell office:value-type="float" office:value="78.7" calcext:value-type="float">
            <text:p>78.7</text:p>
          </table:table-cell>
          <table:table-cell office:value-type="float" office:value="37.5" calcext:value-type="float">
            <text:p>37.5</text:p>
          </table:table-cell>
          <table:table-cell office:value-type="float" office:value="35.1" calcext:value-type="float">
            <text:p>35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1_2</text:p>
          </table:table-cell>
          <table:table-cell office:value-type="float" office:value="36.6" calcext:value-type="float">
            <text:p>36.6</text:p>
          </table:table-cell>
          <table:table-cell office:value-type="float" office:value="91.5" calcext:value-type="float">
            <text:p>91.5</text:p>
          </table:table-cell>
          <table:table-cell office:value-type="float" office:value="91.4" calcext:value-type="float">
            <text:p>91.4</text:p>
          </table:table-cell>
          <table:table-cell office:value-type="float" office:value="59.1" calcext:value-type="float">
            <text:p>59.1</text:p>
          </table:table-cell>
          <table:table-cell office:value-type="float" office:value="56.3" calcext:value-type="float">
            <text:p>56.3</text:p>
          </table:table-cell>
          <table:table-cell office:value-type="float" office:value="91.7" calcext:value-type="float">
            <text:p>91.7</text:p>
          </table:table-cell>
          <table:table-cell office:value-type="float" office:value="77.7" calcext:value-type="float">
            <text:p>77.7</text:p>
          </table:table-cell>
          <table:table-cell office:value-type="float" office:value="92.2" calcext:value-type="float">
            <text:p>92.2</text:p>
          </table:table-cell>
          <table:table-cell office:value-type="float" office:value="13.4" calcext:value-type="float">
            <text:p>13.4</text:p>
          </table:table-cell>
          <table:table-cell office:value-type="float" office:value="21.9" calcext:value-type="float">
            <text:p>21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1_3</text:p>
          </table:table-cell>
          <table:table-cell office:value-type="float" office:value="56.2" calcext:value-type="float">
            <text:p>56.2</text:p>
          </table:table-cell>
          <table:table-cell office:value-type="float" office:value="92.2" calcext:value-type="float">
            <text:p>92.2</text:p>
          </table:table-cell>
          <table:table-cell office:value-type="float" office:value="91.4" calcext:value-type="float">
            <text:p>91.4</text:p>
          </table:table-cell>
          <table:table-cell office:value-type="float" office:value="33.7" calcext:value-type="float">
            <text:p>33.7</text:p>
          </table:table-cell>
          <table:table-cell office:value-type="float" office:value="37.1" calcext:value-type="float">
            <text:p>37.1</text:p>
          </table:table-cell>
          <table:table-cell office:value-type="float" office:value="91.6" calcext:value-type="float">
            <text:p>91.6</text:p>
          </table:table-cell>
          <table:table-cell office:value-type="float" office:value="64.8" calcext:value-type="float">
            <text:p>64.8</text:p>
          </table:table-cell>
          <table:table-cell office:value-type="float" office:value="88.8" calcext:value-type="float">
            <text:p>88.8</text:p>
          </table:table-cell>
          <table:table-cell office:value-type="float" office:value="12.2" calcext:value-type="float">
            <text:p>12.2</text:p>
          </table:table-cell>
          <table:table-cell office:value-type="float" office:value="67.8" calcext:value-type="float">
            <text:p>67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0_2</text:p>
          </table:table-cell>
          <table:table-cell office:value-type="float" office:value="23.4" calcext:value-type="float">
            <text:p>23.4</text:p>
          </table:table-cell>
          <table:table-cell office:value-type="float" office:value="91.5" calcext:value-type="float">
            <text:p>91.5</text:p>
          </table:table-cell>
          <table:table-cell office:value-type="float" office:value="92.2" calcext:value-type="float">
            <text:p>92.2</text:p>
          </table:table-cell>
          <table:table-cell office:value-type="float" office:value="50.9" calcext:value-type="float">
            <text:p>50.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91.6" calcext:value-type="float">
            <text:p>91.6</text:p>
          </table:table-cell>
          <table:table-cell office:value-type="float" office:value="91.8" calcext:value-type="float">
            <text:p>91.8</text:p>
          </table:table-cell>
          <table:table-cell office:value-type="float" office:value="8.65" calcext:value-type="float">
            <text:p>8.65</text:p>
          </table:table-cell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0_3</text:p>
          </table:table-cell>
          <table:table-cell office:value-type="float" office:value="37.7" calcext:value-type="float">
            <text:p>37.7</text:p>
          </table:table-cell>
          <table:table-cell office:value-type="float" office:value="92.3" calcext:value-type="float">
            <text:p>92.3</text:p>
          </table:table-cell>
          <table:table-cell office:value-type="float" office:value="91.4" calcext:value-type="float">
            <text:p>91.4</text:p>
          </table:table-cell>
          <table:table-cell office:value-type="float" office:value="58" calcext:value-type="float">
            <text:p>58</text:p>
          </table:table-cell>
          <table:table-cell office:value-type="float" office:value="60.2" calcext:value-type="float">
            <text:p>60.2</text:p>
          </table:table-cell>
          <table:table-cell table:number-columns-repeated="2" office:value-type="float" office:value="91.6" calcext:value-type="float">
            <text:p>91.6</text:p>
          </table:table-cell>
          <table:table-cell office:value-type="float" office:value="19.3" calcext:value-type="float">
            <text:p>19.3</text:p>
          </table:table-cell>
          <table:table-cell office:value-type="float" office:value="9.88" calcext:value-type="float">
            <text:p>9.88</text:p>
          </table:table-cell>
          <table:table-cell office:value-type="float" office:value="48.2" calcext:value-type="float">
            <text:p>48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1_2</text:p>
          </table:table-cell>
          <table:table-cell office:value-type="float" office:value="68.2" calcext:value-type="float">
            <text:p>68.2</text:p>
          </table:table-cell>
          <table:table-cell office:value-type="float" office:value="91.5" calcext:value-type="float">
            <text:p>91.5</text:p>
          </table:table-cell>
          <table:table-cell office:value-type="float" office:value="91.7" calcext:value-type="float">
            <text:p>91.7</text:p>
          </table:table-cell>
          <table:table-cell office:value-type="float" office:value="44" calcext:value-type="float">
            <text:p>44</text:p>
          </table:table-cell>
          <table:table-cell office:value-type="float" office:value="25.3" calcext:value-type="float">
            <text:p>25.3</text:p>
          </table:table-cell>
          <table:table-cell office:value-type="float" office:value="91.7" calcext:value-type="float">
            <text:p>91.7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office:value-type="float" office:value="7.75" calcext:value-type="float">
            <text:p>7.75</text:p>
          </table:table-cell>
          <table:table-cell office:value-type="float" office:value="28.4" calcext:value-type="float">
            <text:p>28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_1_3</text:p>
          </table:table-cell>
          <table:table-cell office:value-type="float" office:value="32.1" calcext:value-type="float">
            <text:p>32.1</text:p>
          </table:table-cell>
          <table:table-cell office:value-type="float" office:value="92.1" calcext:value-type="float">
            <text:p>92.1</text:p>
          </table:table-cell>
          <table:table-cell office:value-type="float" office:value="92" calcext:value-type="float">
            <text:p>92</text:p>
          </table:table-cell>
          <table:table-cell office:value-type="float" office:value="36.9" calcext:value-type="float">
            <text:p>36.9</text:p>
          </table:table-cell>
          <table:table-cell office:value-type="float" office:value="25.1" calcext:value-type="float">
            <text:p>25.1</text:p>
          </table:table-cell>
          <table:table-cell office:value-type="float" office:value="91.6" calcext:value-type="float">
            <text:p>91.6</text:p>
          </table:table-cell>
          <table:table-cell office:value-type="float" office:value="51" calcext:value-type="float">
            <text:p>51</text:p>
          </table:table-cell>
          <table:table-cell office:value-type="float" office:value="91.1" calcext:value-type="float">
            <text:p>91.1</text:p>
          </table:table-cell>
          <table:table-cell office:value-type="float" office:value="35.3" calcext:value-type="float">
            <text:p>35.3</text:p>
          </table:table-cell>
          <table:table-cell office:value-type="float" office:value="36.9" calcext:value-type="float">
            <text:p>36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0_2</text:p>
          </table:table-cell>
          <table:table-cell office:value-type="float" office:value="53.6" calcext:value-type="float">
            <text:p>53.6</text:p>
          </table:table-cell>
          <table:table-cell office:value-type="float" office:value="91.5" calcext:value-type="float">
            <text:p>91.5</text:p>
          </table:table-cell>
          <table:table-cell office:value-type="float" office:value="92.1" calcext:value-type="float">
            <text:p>92.1</text:p>
          </table:table-cell>
          <table:table-cell office:value-type="float" office:value="56.3" calcext:value-type="float">
            <text:p>56.3</text:p>
          </table:table-cell>
          <table:table-cell office:value-type="float" office:value="51.2" calcext:value-type="float">
            <text:p>51.2</text:p>
          </table:table-cell>
          <table:table-cell office:value-type="float" office:value="91.7" calcext:value-type="float">
            <text:p>91.7</text:p>
          </table:table-cell>
          <table:table-cell office:value-type="float" office:value="49.1" calcext:value-type="float">
            <text:p>49.1</text:p>
          </table:table-cell>
          <table:table-cell office:value-type="float" office:value="91.5" calcext:value-type="float">
            <text:p>91.5</text:p>
          </table:table-cell>
          <table:table-cell office:value-type="float" office:value="14.3" calcext:value-type="float">
            <text:p>14.3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0_3</text:p>
          </table:table-cell>
          <table:table-cell office:value-type="float" office:value="33.9" calcext:value-type="float">
            <text:p>33.9</text:p>
          </table:table-cell>
          <table:table-cell office:value-type="float" office:value="92.2" calcext:value-type="float">
            <text:p>92.2</text:p>
          </table:table-cell>
          <table:table-cell office:value-type="float" office:value="91.2" calcext:value-type="float">
            <text:p>91.2</text:p>
          </table:table-cell>
          <table:table-cell office:value-type="float" office:value="35.9" calcext:value-type="float">
            <text:p>35.9</text:p>
          </table:table-cell>
          <table:table-cell office:value-type="float" office:value="32.2" calcext:value-type="float">
            <text:p>32.2</text:p>
          </table:table-cell>
          <table:table-cell office:value-type="float" office:value="91.7" calcext:value-type="float">
            <text:p>91.7</text:p>
          </table:table-cell>
          <table:table-cell office:value-type="float" office:value="44.6" calcext:value-type="float">
            <text:p>44.6</text:p>
          </table:table-cell>
          <table:table-cell office:value-type="float" office:value="16.5" calcext:value-type="float">
            <text:p>16.5</text:p>
          </table:table-cell>
          <table:table-cell office:value-type="float" office:value="11.7" calcext:value-type="float">
            <text:p>11.7</text:p>
          </table:table-cell>
          <table:table-cell office:value-type="float" office:value="31.4" calcext:value-type="float">
            <text:p>31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1_2</text:p>
          </table:table-cell>
          <table:table-cell office:value-type="float" office:value="62.7" calcext:value-type="float">
            <text:p>62.7</text:p>
          </table:table-cell>
          <table:table-cell office:value-type="float" office:value="91.6" calcext:value-type="float">
            <text:p>91.6</text:p>
          </table:table-cell>
          <table:table-cell office:value-type="float" office:value="55.4" calcext:value-type="float">
            <text:p>55.4</text:p>
          </table:table-cell>
          <table:table-cell office:value-type="float" office:value="44.5" calcext:value-type="float">
            <text:p>44.5</text:p>
          </table:table-cell>
          <table:table-cell office:value-type="float" office:value="44.2" calcext:value-type="float">
            <text:p>44.2</text:p>
          </table:table-cell>
          <table:table-cell office:value-type="float" office:value="91.7" calcext:value-type="float">
            <text:p>91.7</text:p>
          </table:table-cell>
          <table:table-cell office:value-type="float" office:value="81.6" calcext:value-type="float">
            <text:p>81.6</text:p>
          </table:table-cell>
          <table:table-cell office:value-type="float" office:value="55.6" calcext:value-type="float">
            <text:p>55.6</text:p>
          </table:table-cell>
          <table:table-cell office:value-type="float" office:value="9.17" calcext:value-type="float">
            <text:p>9.17</text:p>
          </table:table-cell>
          <table:table-cell office:value-type="float" office:value="41.6" calcext:value-type="float">
            <text:p>41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_1_3</text:p>
          </table:table-cell>
          <table:table-cell office:value-type="float" office:value="38" calcext:value-type="float">
            <text:p>38</text:p>
          </table:table-cell>
          <table:table-cell office:value-type="float" office:value="92.1" calcext:value-type="float">
            <text:p>92.1</text:p>
          </table:table-cell>
          <table:table-cell office:value-type="float" office:value="34.4" calcext:value-type="float">
            <text:p>34.4</text:p>
          </table:table-cell>
          <table:table-cell office:value-type="float" office:value="48.4" calcext:value-type="float">
            <text:p>48.4</text:p>
          </table:table-cell>
          <table:table-cell office:value-type="float" office:value="59.7" calcext:value-type="float">
            <text:p>59.7</text:p>
          </table:table-cell>
          <table:table-cell office:value-type="float" office:value="91.6" calcext:value-type="float">
            <text:p>91.6</text:p>
          </table:table-cell>
          <table:table-cell office:value-type="float" office:value="92.2" calcext:value-type="float">
            <text:p>92.2</text:p>
          </table:table-cell>
          <table:table-cell office:value-type="float" office:value="38.5" calcext:value-type="float">
            <text:p>38.5</text:p>
          </table:table-cell>
          <table:table-cell office:value-type="float" office:value="10.8" calcext:value-type="float">
            <text:p>10.8</text:p>
          </table:table-cell>
          <table:table-cell office:value-type="float" office:value="56.8" calcext:value-type="float">
            <text:p>56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_0_2</text:p>
          </table:table-cell>
          <table:table-cell office:value-type="float" office:value="80.4" calcext:value-type="float">
            <text:p>80.4</text:p>
          </table:table-cell>
          <table:table-cell office:value-type="float" office:value="91.6" calcext:value-type="float">
            <text:p>91.6</text:p>
          </table:table-cell>
          <table:table-cell office:value-type="float" office:value="91.5" calcext:value-type="float">
            <text:p>91.5</text:p>
          </table:table-cell>
          <table:table-cell office:value-type="float" office:value="47.7" calcext:value-type="float">
            <text:p>47.7</text:p>
          </table:table-cell>
          <table:table-cell office:value-type="float" office:value="25" calcext:value-type="float">
            <text:p>25</text:p>
          </table:table-cell>
          <table:table-cell office:value-type="float" office:value="91.7" calcext:value-type="float">
            <text:p>91.7</text:p>
          </table:table-cell>
          <table:table-cell office:value-type="float" office:value="30.2" calcext:value-type="float">
            <text:p>30.2</text:p>
          </table:table-cell>
          <table:table-cell office:value-type="float" office:value="20.8" calcext:value-type="float">
            <text:p>20.8</text:p>
          </table:table-cell>
          <table:table-cell office:value-type="float" office:value="41" calcext:value-type="float">
            <text:p>41</text:p>
          </table:table-cell>
          <table:table-cell office:value-type="float" office:value="17.9" calcext:value-type="float">
            <text:p>17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_0_3</text:p>
          </table:table-cell>
          <table:table-cell office:value-type="float" office:value="32.1" calcext:value-type="float">
            <text:p>32.1</text:p>
          </table:table-cell>
          <table:table-cell office:value-type="float" office:value="92" calcext:value-type="float">
            <text:p>92</text:p>
          </table:table-cell>
          <table:table-cell office:value-type="float" office:value="91.1" calcext:value-type="float">
            <text:p>91.1</text:p>
          </table:table-cell>
          <table:table-cell office:value-type="float" office:value="80.6" calcext:value-type="float">
            <text:p>80.6</text:p>
          </table:table-cell>
          <table:table-cell office:value-type="float" office:value="38.5" calcext:value-type="float">
            <text:p>38.5</text:p>
          </table:table-cell>
          <table:table-cell office:value-type="float" office:value="91.7" calcext:value-type="float">
            <text:p>91.7</text:p>
          </table:table-cell>
          <table:table-cell office:value-type="float" office:value="81.6" calcext:value-type="float">
            <text:p>81.6</text:p>
          </table:table-cell>
          <table:table-cell office:value-type="float" office:value="82.4" calcext:value-type="float">
            <text:p>82.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_1_2</text:p>
          </table:table-cell>
          <table:table-cell office:value-type="float" office:value="50.5" calcext:value-type="float">
            <text:p>50.5</text:p>
          </table:table-cell>
          <table:table-cell office:value-type="float" office:value="91.6" calcext:value-type="float">
            <text:p>91.6</text:p>
          </table:table-cell>
          <table:table-cell office:value-type="float" office:value="64" calcext:value-type="float">
            <text:p>64</text:p>
          </table:table-cell>
          <table:table-cell office:value-type="float" office:value="24.4" calcext:value-type="float">
            <text:p>24.4</text:p>
          </table:table-cell>
          <table:table-cell office:value-type="float" office:value="60" calcext:value-type="float">
            <text:p>60</text:p>
          </table:table-cell>
          <table:table-cell office:value-type="float" office:value="91.6" calcext:value-type="float">
            <text:p>91.6</text:p>
          </table:table-cell>
          <table:table-cell office:value-type="float" office:value="21.7" calcext:value-type="float">
            <text:p>21.7</text:p>
          </table:table-cell>
          <table:table-cell office:value-type="float" office:value="30" calcext:value-type="float">
            <text:p>30</text:p>
          </table:table-cell>
          <table:table-cell office:value-type="float" office:value="20.3" calcext:value-type="float">
            <text:p>20.3</text:p>
          </table:table-cell>
          <table:table-cell office:value-type="float" office:value="66.7" calcext:value-type="float">
            <text:p>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_1_3</text:p>
          </table:table-cell>
          <table:table-cell office:value-type="float" office:value="35.2" calcext:value-type="float">
            <text:p>35.2</text:p>
          </table:table-cell>
          <table:table-cell office:value-type="float" office:value="91.9" calcext:value-type="float">
            <text:p>91.9</text:p>
          </table:table-cell>
          <table:table-cell office:value-type="float" office:value="26.9" calcext:value-type="float">
            <text:p>26.9</text:p>
          </table:table-cell>
          <table:table-cell office:value-type="float" office:value="22.8" calcext:value-type="float">
            <text:p>22.8</text:p>
          </table:table-cell>
          <table:table-cell office:value-type="float" office:value="40" calcext:value-type="float">
            <text:p>40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92.2" calcext:value-type="float">
            <text:p>92.2</text:p>
          </table:table-cell>
          <table:table-cell office:value-type="float" office:value="25.6" calcext:value-type="float">
            <text:p>25.6</text:p>
          </table:table-cell>
          <table:table-cell office:value-type="float" office:value="26.2" calcext:value-type="float">
            <text:p>26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3:.B38])" office:value-type="float" office:value="755.6" calcext:value-type="float">
            <text:p>755.6</text:p>
          </table:table-cell>
          <table:table-cell table:formula="of:=SUM([.C23:.C38])" office:value-type="float" office:value="1469.3" calcext:value-type="float">
            <text:p>1469.3</text:p>
          </table:table-cell>
          <table:table-cell table:formula="of:=SUM([.D23:.D38])" office:value-type="float" office:value="1189.9" calcext:value-type="float">
            <text:p>1189.9</text:p>
          </table:table-cell>
          <table:table-cell table:formula="of:=SUM([.E23:.E38])" office:value-type="float" office:value="736.1" calcext:value-type="float">
            <text:p>736.1</text:p>
          </table:table-cell>
          <table:table-cell table:formula="of:=SUM([.F23:.F38])" office:value-type="float" office:value="711" calcext:value-type="float">
            <text:p>711</text:p>
          </table:table-cell>
          <table:table-cell table:formula="of:=SUM([.G23:.G38])" office:value-type="float" office:value="1466.3" calcext:value-type="float">
            <text:p>1466.3</text:p>
          </table:table-cell>
          <table:table-cell table:formula="of:=SUM([.H23:.H38])" office:value-type="float" office:value="1087.1" calcext:value-type="float">
            <text:p>1087.1</text:p>
          </table:table-cell>
          <table:table-cell table:formula="of:=SUM([.I23:.I38])" office:value-type="float" office:value="1038.5" calcext:value-type="float">
            <text:p>1038.5</text:p>
          </table:table-cell>
          <table:table-cell table:formula="of:=SUM([.J23:.J38])" office:value-type="float" office:value="344.25" calcext:value-type="float">
            <text:p>344.25</text:p>
          </table:table-cell>
          <table:table-cell table:formula="of:=SUM([.K23:.K38])" office:value-type="float" office:value="594.7" calcext:value-type="float">
            <text:p>594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centage</text:p>
          </table:table-cell>
          <table:table-cell table:formula="of:=[.B39]*100/1536" office:value-type="float" office:value="49.1927083333333" calcext:value-type="float">
            <text:p>49.1927083333</text:p>
          </table:table-cell>
          <table:table-cell table:formula="of:=[.C39]*100/1536" office:value-type="float" office:value="95.6575520833333" calcext:value-type="float">
            <text:p>95.6575520833</text:p>
          </table:table-cell>
          <table:table-cell table:formula="of:=[.D39]*100/1536" office:value-type="float" office:value="77.4674479166667" calcext:value-type="float">
            <text:p>77.4674479167</text:p>
          </table:table-cell>
          <table:table-cell table:formula="of:=[.E39]*100/1536" office:value-type="float" office:value="47.9231770833333" calcext:value-type="float">
            <text:p>47.9231770833</text:p>
          </table:table-cell>
          <table:table-cell table:formula="of:=[.F39]*100/1536" office:value-type="float" office:value="46.2890625" calcext:value-type="float">
            <text:p>46.2890625</text:p>
          </table:table-cell>
          <table:table-cell table:formula="of:=[.G39]*100/1536" office:value-type="float" office:value="95.4622395833333" calcext:value-type="float">
            <text:p>95.4622395833</text:p>
          </table:table-cell>
          <table:table-cell table:formula="of:=[.H39]*100/1536" office:value-type="float" office:value="70.7747395833334" calcext:value-type="float">
            <text:p>70.7747395833</text:p>
          </table:table-cell>
          <table:table-cell table:formula="of:=[.I39]*100/1536" office:value-type="float" office:value="67.6106770833333" calcext:value-type="float">
            <text:p>67.6106770833</text:p>
          </table:table-cell>
          <table:table-cell table:formula="of:=[.J39]*100/1536" office:value-type="float" office:value="22.412109375" calcext:value-type="float">
            <text:p>22.412109375</text:p>
          </table:table-cell>
          <table:table-cell table:formula="of:=[.K39]*100/1536" office:value-type="float" office:value="38.7174479166667" calcext:value-type="float">
            <text:p>38.717447916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at Tree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Stride(1)</text:p>
          </table:table-cell>
          <table:table-cell table:style-name="ce3" office:value-type="string" calcext:value-type="string">
            <text:p>Stride(2)</text:p>
          </table:table-cell>
          <table:table-cell table:number-columns-repeated="2"/>
          <table:table-cell table:style-name="ce3" office:value-type="string" calcext:value-type="string">
            <text:p>Staggered Prob(1.0,0.0)</text:p>
          </table:table-cell>
          <table:table-cell table:style-name="ce3" office:value-type="string" calcext:value-type="string">
            <text:p>Staggered Prob(0.5,0.3)</text:p>
          </table:table-cell>
          <table:table-cell table:style-name="ce5" office:value-type="string" calcext:value-type="string">
            <text:p>Staggered Prob(0.2,0.3)</text:p>
          </table:table-cell>
          <table:table-cell table:style-name="ce3" office:value-type="string" calcext:value-type="string">
            <text:p>Inter Pod</text:p>
          </table:table-cell>
          <table:table-cell table:style-name="ce3" office:value-type="string" calcext:value-type="string">
            <text:p>Same-I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0_2</text:p>
          </table:table-cell>
          <table:table-cell office:value-type="float" office:value="71.9" calcext:value-type="float">
            <text:p>71.9</text:p>
          </table:table-cell>
          <table:table-cell office:value-type="float" office:value="92" calcext:value-type="float">
            <text:p>92</text:p>
          </table:table-cell>
          <table:table-cell office:value-type="float" office:value="92.1" calcext:value-type="float">
            <text:p>92.1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32.7" calcext:value-type="float">
            <text:p>32.7</text:p>
          </table:table-cell>
          <table:table-cell office:value-type="float" office:value="55.1" calcext:value-type="float">
            <text:p>55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_0_3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91.9" calcext:value-type="float">
            <text:p>91.9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7.9" calcext:value-type="float">
            <text:p>17.9</text:p>
          </table:table-cell>
          <table:table-cell office:value-type="float" office:value="57.8" calcext:value-type="float">
            <text:p>57.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0_1_2</text:p>
          </table:table-cell>
          <table:table-cell office:value-type="float" office:value="72" calcext:value-type="float">
            <text:p>72</text:p>
          </table:table-cell>
          <table:table-cell office:value-type="float" office:value="91.7" calcext:value-type="float">
            <text:p>91.7</text:p>
          </table:table-cell>
          <table:table-cell office:value-type="float" office:value="92.1" calcext:value-type="float">
            <text:p>92.1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30.9" calcext:value-type="float">
            <text:p>30.9</text:p>
          </table:table-cell>
          <table:table-cell office:value-type="float" office:value="33.5" calcext:value-type="float">
            <text:p>33.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0_1_3</text:p>
          </table:table-cell>
          <table:table-cell office:value-type="float" office:value="11.2" calcext:value-type="float">
            <text:p>11.2</text:p>
          </table:table-cell>
          <table:table-cell office:value-type="float" office:value="91.7" calcext:value-type="float">
            <text:p>91.7</text:p>
          </table:table-cell>
          <table:table-cell office:value-type="float" office:value="92.1" calcext:value-type="float">
            <text:p>92.1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29.6" calcext:value-type="float">
            <text:p>29.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_0_2</text:p>
          </table:table-cell>
          <table:table-cell office:value-type="float" office:value="59.8" calcext:value-type="float">
            <text:p>59.8</text:p>
          </table:table-cell>
          <table:table-cell office:value-type="float" office:value="91.6" calcext:value-type="float">
            <text:p>91.6</text:p>
          </table:table-cell>
          <table:table-cell office:value-type="float" office:value="91.9" calcext:value-type="float">
            <text:p>91.9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.3" calcext:value-type="float">
            <text:p>53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_0_3</text:p>
          </table:table-cell>
          <table:table-cell office:value-type="float" office:value="19.9" calcext:value-type="float">
            <text:p>19.9</text:p>
          </table:table-cell>
          <table:table-cell office:value-type="float" office:value="91.9" calcext:value-type="float">
            <text:p>91.9</text:p>
          </table:table-cell>
          <table:table-cell office:value-type="float" office:value="91.7" calcext:value-type="float">
            <text:p>91.7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12.7" calcext:value-type="float">
            <text:p>12.7</text:p>
          </table:table-cell>
          <table:table-cell office:value-type="float" office:value="29.3" calcext:value-type="float">
            <text:p>29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_1_2</text:p>
          </table:table-cell>
          <table:table-cell office:value-type="float" office:value="57.9" calcext:value-type="float">
            <text:p>57.9</text:p>
          </table:table-cell>
          <table:table-cell table:number-columns-repeated="2" office:value-type="float" office:value="91.9" calcext:value-type="float">
            <text:p>91.9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29.3" calcext:value-type="float">
            <text:p>29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1_1_3</text:p>
          </table:table-cell>
          <table:table-cell office:value-type="float" office:value="11" calcext:value-type="float">
            <text:p>11</text:p>
          </table:table-cell>
          <table:table-cell office:value-type="float" office:value="91.8" calcext:value-type="float">
            <text:p>91.8</text:p>
          </table:table-cell>
          <table:table-cell office:value-type="float" office:value="92.2" calcext:value-type="float">
            <text:p>92.2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3.4" calcext:value-type="float">
            <text:p>13.4</text:p>
          </table:table-cell>
          <table:table-cell office:value-type="float" office:value="59.7" calcext:value-type="float">
            <text:p>59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_0_2</text:p>
          </table:table-cell>
          <table:table-cell office:value-type="float" office:value="27.1" calcext:value-type="float">
            <text:p>27.1</text:p>
          </table:table-cell>
          <table:table-cell office:value-type="float" office:value="91.8" calcext:value-type="float">
            <text:p>91.8</text:p>
          </table:table-cell>
          <table:table-cell office:value-type="float" office:value="91.6" calcext:value-type="float">
            <text:p>91.6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11.1" calcext:value-type="float">
            <text:p>11.1</text:p>
          </table:table-cell>
          <table:table-cell office:value-type="float" office:value="32.4" calcext:value-type="float">
            <text:p>32.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_0_3</text:p>
          </table:table-cell>
          <table:table-cell office:value-type="float" office:value="81" calcext:value-type="float">
            <text:p>81</text:p>
          </table:table-cell>
          <table:table-cell office:value-type="float" office:value="92.2" calcext:value-type="float">
            <text:p>92.2</text:p>
          </table:table-cell>
          <table:table-cell office:value-type="float" office:value="91.6" calcext:value-type="float">
            <text:p>91.6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12.8" calcext:value-type="float">
            <text:p>12.8</text:p>
          </table:table-cell>
          <table:table-cell office:value-type="float" office:value="32.1" calcext:value-type="float">
            <text:p>32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_1_2</text:p>
          </table:table-cell>
          <table:table-cell office:value-type="float" office:value="57.9" calcext:value-type="float">
            <text:p>57.9</text:p>
          </table:table-cell>
          <table:table-cell office:value-type="float" office:value="92" calcext:value-type="float">
            <text:p>92</text:p>
          </table:table-cell>
          <table:table-cell office:value-type="float" office:value="92.1" calcext:value-type="float">
            <text:p>92.1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4.1" calcext:value-type="float">
            <text:p>14.1</text:p>
          </table:table-cell>
          <table:table-cell office:value-type="float" office:value="30.7" calcext:value-type="float">
            <text:p>30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_1_3</text:p>
          </table:table-cell>
          <table:table-cell office:value-type="float" office:value="92.2" calcext:value-type="float">
            <text:p>92.2</text:p>
          </table:table-cell>
          <table:table-cell office:value-type="float" office:value="91.7" calcext:value-type="float">
            <text:p>91.7</text:p>
          </table:table-cell>
          <table:table-cell office:value-type="float" office:value="92.2" calcext:value-type="float">
            <text:p>92.2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15.1" calcext:value-type="float">
            <text:p>15.1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3_0_2</text:p>
          </table:table-cell>
          <table:table-cell office:value-type="float" office:value="12.5" calcext:value-type="float">
            <text:p>12.5</text:p>
          </table:table-cell>
          <table:table-cell office:value-type="float" office:value="91.8" calcext:value-type="float">
            <text:p>91.8</text:p>
          </table:table-cell>
          <table:table-cell office:value-type="float" office:value="91.6" calcext:value-type="float">
            <text:p>91.6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38.2" calcext:value-type="float">
            <text:p>38.2</text:p>
          </table:table-cell>
          <table:table-cell office:value-type="float" office:value="58.3" calcext:value-type="float">
            <text:p>58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3_0_3</text:p>
          </table:table-cell>
          <table:table-cell office:value-type="float" office:value="79" calcext:value-type="float">
            <text:p>79</text:p>
          </table:table-cell>
          <table:table-cell office:value-type="float" office:value="92.3" calcext:value-type="float">
            <text:p>92.3</text:p>
          </table:table-cell>
          <table:table-cell office:value-type="float" office:value="91.5" calcext:value-type="float">
            <text:p>91.5</text:p>
          </table:table-cell>
          <table:table-cell table:style-name="Default" table:number-columns-repeated="2"/>
          <table:table-cell office:value-type="float" office:value="91.7" calcext:value-type="float">
            <text:p>91.7</text:p>
          </table:table-cell>
          <table:table-cell table:number-columns-repeated="2"/>
          <table:table-cell office:value-type="float" office:value="40.5" calcext:value-type="float">
            <text:p>40.5</text:p>
          </table:table-cell>
          <table:table-cell office:value-type="float" office:value="38.3" calcext:value-type="float">
            <text:p>38.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3_1_2</text:p>
          </table:table-cell>
          <table:table-cell office:value-type="float" office:value="20.7" calcext:value-type="float">
            <text:p>20.7</text:p>
          </table:table-cell>
          <table:table-cell office:value-type="float" office:value="92" calcext:value-type="float">
            <text:p>92</text:p>
          </table:table-cell>
          <table:table-cell office:value-type="float" office:value="92.3" calcext:value-type="float">
            <text:p>92.3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66.4" calcext:value-type="float">
            <text:p>66.4</text:p>
          </table:table-cell>
          <table:table-cell office:value-type="float" office:value="25.2" calcext:value-type="float">
            <text:p>25.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3_1_3</text:p>
          </table:table-cell>
          <table:table-cell office:value-type="float" office:value="58.2" calcext:value-type="float">
            <text:p>58.2</text:p>
          </table:table-cell>
          <table:table-cell office:value-type="float" office:value="91.7" calcext:value-type="float">
            <text:p>91.7</text:p>
          </table:table-cell>
          <table:table-cell office:value-type="float" office:value="91.9" calcext:value-type="float">
            <text:p>91.9</text:p>
          </table:table-cell>
          <table:table-cell table:style-name="Default" table:number-columns-repeated="2"/>
          <table:table-cell office:value-type="float" office:value="91.6" calcext:value-type="float">
            <text:p>91.6</text:p>
          </table:table-cell>
          <table:table-cell table:number-columns-repeated="2"/>
          <table:table-cell office:value-type="float" office:value="56.7" calcext:value-type="float">
            <text:p>56.7</text:p>
          </table:table-cell>
          <table:table-cell office:value-type="float" office:value="34.5" calcext:value-type="float">
            <text:p>34.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formula="of:=SUM([.B44:.B59])" office:value-type="float" office:value="743.8" calcext:value-type="float">
            <text:p>743.8</text:p>
          </table:table-cell>
          <table:table-cell table:formula="of:=SUM([.C44:.C59])" office:value-type="float" office:value="1470" calcext:value-type="float">
            <text:p>1470</text:p>
          </table:table-cell>
          <table:table-cell table:formula="of:=SUM([.D44:.D59])" office:value-type="float" office:value="1470.7" calcext:value-type="float">
            <text:p>1470.7</text:p>
          </table:table-cell>
          <table:table-cell table:style-name="Default" table:number-columns-repeated="2"/>
          <table:table-cell table:formula="of:=SUM([.G44:.G59])" office:value-type="float" office:value="1466.6" calcext:value-type="float">
            <text:p>1466.6</text:p>
          </table:table-cell>
          <table:table-cell table:number-columns-repeated="2"/>
          <table:table-cell table:formula="of:=SUM([.J44:.J59])" office:value-type="float" office:value="403.9" calcext:value-type="float">
            <text:p>403.9</text:p>
          </table:table-cell>
          <table:table-cell table:formula="of:=SUM([.K44:.K59])" office:value-type="float" office:value="651.1" calcext:value-type="float">
            <text:p>651.1</text:p>
          </table:table-cell>
          <table:table-cell/>
          <table:table-cell table:style-name="ce4" table:number-columns-repeated="1012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table:formula="of:=[.B60]*100/1536" office:value-type="float" office:value="48.4244791666667" calcext:value-type="float">
            <text:p>48.4244791667</text:p>
          </table:table-cell>
          <table:table-cell table:formula="of:=[.C60]*100/1536" office:value-type="float" office:value="95.703125" calcext:value-type="float">
            <text:p>95.703125</text:p>
          </table:table-cell>
          <table:table-cell table:formula="of:=[.D60]*100/1536" office:value-type="float" office:value="95.7486979166667" calcext:value-type="float">
            <text:p>95.7486979167</text:p>
          </table:table-cell>
          <table:table-cell table:style-name="Default" table:number-columns-repeated="2"/>
          <table:table-cell table:number-columns-repeated="3"/>
          <table:table-cell table:formula="of:=[.J60]*100/1536" office:value-type="float" office:value="26.2955729166667" calcext:value-type="float">
            <text:p>26.2955729167</text:p>
          </table:table-cell>
          <table:table-cell table:formula="of:=[.K60]*100/1536" office:value-type="float" office:value="42.3893229166667" calcext:value-type="float">
            <text:p>42.3893229167</text:p>
          </table:table-cell>
          <table:table-cell/>
          <table:table-cell table:style-name="ce4" table:number-columns-repeated="1012"/>
        </table:table-row>
      </table:table>
      <table:table table:name="Graphs" table:style-name="ta1">
        <table:shapes>
          <draw:frame draw:z-index="0" draw:style-name="gr1" draw:text-style-name="P1" svg:width="453.54pt" svg:height="254.86pt" svg:x="37.53pt" svg:y="259.77pt">
            <loext:p draw:notify-on-update-of-ranges="Graphs.A9:Graphs.A18 Graphs.B8:Graphs.B8 Graphs.B9:Graphs.B18 Graphs.C8:Graphs.C8 Graphs.C9:Graphs.C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2.87pt" svg:y="262.97pt">
            <loext:p draw:notify-on-update-of-ranges="Graphs.H10:Graphs.H13 Graphs.I9:Graphs.I9 Graphs.I10:Graphs.I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26pt" svg:x="378.54pt" svg:y="716.83pt">
            <loext:p draw:notify-on-update-of-ranges="Graphs.A48:Graphs.A51 Graphs.B47:Graphs.B47 Graphs.B48:Graphs.B51 Graphs.C47:Graphs.C47 Graphs.C48:Graphs.C51 Graphs.D47:Graphs.D47 Graphs.D48:Graphs.D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82.01pt" svg:y="92.41pt">
            <loext:p draw:notify-on-update-of-ranges="Graphs.A8:Graphs.A8 Graphs.A9:Graphs.A18 Graphs.B8:Graphs.B8 Graphs.B9:Graphs.B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4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Stride(1)</text:p>
          </table:table-cell>
          <table:table-cell table:style-name="ce4" office:value-type="string" calcext:value-type="string">
            <text:p>Stride(2)</text:p>
          </table:table-cell>
          <table:table-cell table:style-name="ce8" office:value-type="string" calcext:value-type="string">
            <text:p>Stride(4)</text:p>
          </table:table-cell>
          <table:table-cell table:style-name="ce4" office:value-type="string" calcext:value-type="string">
            <text:p>Stride(8)</text:p>
          </table:table-cell>
          <table:table-cell table:style-name="ce4" office:value-type="string" calcext:value-type="string">
            <text:p>Staggered Prob(1.0,0.0)</text:p>
          </table:table-cell>
          <table:table-cell table:style-name="ce4" office:value-type="string" calcext:value-type="string">
            <text:p>Staggered Prob(0.5,0.3)</text:p>
          </table:table-cell>
          <table:table-cell table:style-name="ce8" office:value-type="string" calcext:value-type="string">
            <text:p>Staggered Prob(0.2,0.3)</text:p>
          </table:table-cell>
          <table:table-cell table:style-name="ce4" office:value-type="string" calcext:value-type="string">
            <text:p>Inter Pod</text:p>
          </table:table-cell>
          <table:table-cell table:style-name="ce4" office:value-type="string" calcext:value-type="string">
            <text:p>Same-ID</text:p>
          </table:table-cell>
        </table:table-row>
        <table:table-row table:style-name="ro1">
          <table:table-cell office:value-type="string" calcext:value-type="string">
            <text:p>Tree </text:p>
          </table:table-cell>
          <table:table-cell table:style-name="ce4" office:value-type="float" office:value="633.7" calcext:value-type="float">
            <text:p>633.7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1130.7" calcext:value-type="float">
            <text:p>1130.7</text:p>
          </table:table-cell>
          <table:table-cell table:style-name="ce4" office:value-type="float" office:value="408.2" calcext:value-type="float">
            <text:p>408.2</text:p>
          </table:table-cell>
          <table:table-cell table:style-name="ce4" office:value-type="float" office:value="390.8" calcext:value-type="float">
            <text:p>390.8</text:p>
          </table:table-cell>
          <table:table-cell table:style-name="ce4" office:value-type="float" office:value="1466.7" calcext:value-type="float">
            <text:p>1466.7</text:p>
          </table:table-cell>
          <table:table-cell table:style-name="ce4" office:value-type="float" office:value="1110.7" calcext:value-type="float">
            <text:p>1110.7</text:p>
          </table:table-cell>
          <table:table-cell table:style-name="ce4" office:value-type="float" office:value="956.65" calcext:value-type="float">
            <text:p>956.65</text:p>
          </table:table-cell>
          <table:table-cell table:style-name="ce4" office:value-type="float" office:value="265.43" calcext:value-type="float">
            <text:p>265.43</text:p>
          </table:table-cell>
          <table:table-cell table:style-name="ce4" office:value-type="float" office:value="381.39" calcext:value-type="float">
            <text:p>381.39</text:p>
          </table:table-cell>
        </table:table-row>
        <table:table-row table:style-name="ro1">
          <table:table-cell office:value-type="string" calcext:value-type="string">
            <text:p>Fat Tree with Hash</text:p>
          </table:table-cell>
          <table:table-cell table:style-name="ce4" office:value-type="float" office:value="755.6" calcext:value-type="float">
            <text:p>755.6</text:p>
          </table:table-cell>
          <table:table-cell table:style-name="ce4" office:value-type="float" office:value="1469.3" calcext:value-type="float">
            <text:p>1469.3</text:p>
          </table:table-cell>
          <table:table-cell table:style-name="ce4" office:value-type="float" office:value="1189.9" calcext:value-type="float">
            <text:p>1189.9</text:p>
          </table:table-cell>
          <table:table-cell table:style-name="ce4" office:value-type="float" office:value="736.1" calcext:value-type="float">
            <text:p>736.1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1466.3" calcext:value-type="float">
            <text:p>1466.3</text:p>
          </table:table-cell>
          <table:table-cell table:style-name="ce4" office:value-type="float" office:value="1087.1" calcext:value-type="float">
            <text:p>1087.1</text:p>
          </table:table-cell>
          <table:table-cell table:style-name="ce4" office:value-type="float" office:value="1038.5" calcext:value-type="float">
            <text:p>1038.5</text:p>
          </table:table-cell>
          <table:table-cell table:style-name="ce4" office:value-type="float" office:value="344.25" calcext:value-type="float">
            <text:p>344.25</text:p>
          </table:table-cell>
          <table:table-cell table:style-name="ce4" office:value-type="float" office:value="594.7" calcext:value-type="float">
            <text:p>594.7</text:p>
          </table:table-cell>
        </table:table-row>
        <table:table-row table:style-name="ro1">
          <table:table-cell/>
          <table:table-cell table:style-name="ce4"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ree </text:p>
          </table:table-cell>
          <table:table-cell table:style-name="ce4" office:value-type="string" calcext:value-type="string">
            <text:p>Fat Tree with Hash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andom </text:p>
          </table:table-cell>
          <table:table-cell table:style-name="ce4" office:value-type="float" office:value="633.7" calcext:value-type="float">
            <text:p>633.7</text:p>
          </table:table-cell>
          <table:table-cell table:style-name="ce4" office:value-type="float" office:value="755.6" calcext:value-type="float">
            <text:p>755.6</text:p>
          </table:table-cell>
          <table:table-cell table:number-columns-repeated="5"/>
          <table:table-cell table:style-name="ce4" office:value-type="string" calcext:value-type="string">
            <text:p>Fat Tre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ide(1)</text:p>
          </table:table-cell>
          <table:table-cell table:style-name="ce4" office:value-type="float" office:value="1470" calcext:value-type="float">
            <text:p>1470</text:p>
          </table:table-cell>
          <table:table-cell table:style-name="ce4" office:value-type="float" office:value="1469.3" calcext:value-type="float">
            <text:p>1469.3</text:p>
          </table:table-cell>
          <table:table-cell table:number-columns-repeated="4"/>
          <table:table-cell table:style-name="ce2" office:value-type="string" calcext:value-type="string">
            <text:p>Stride(1)</text:p>
          </table:table-cell>
          <table:table-cell table:style-name="ce4" office:value-type="float" office:value="1469.3" calcext:value-type="float">
            <text:p>1469.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ide(2)</text:p>
          </table:table-cell>
          <table:table-cell table:style-name="ce4" office:value-type="float" office:value="1130.7" calcext:value-type="float">
            <text:p>1130.7</text:p>
          </table:table-cell>
          <table:table-cell table:style-name="ce4" office:value-type="float" office:value="1189.9" calcext:value-type="float">
            <text:p>1189.9</text:p>
          </table:table-cell>
          <table:table-cell table:number-columns-repeated="4"/>
          <table:table-cell table:style-name="ce2" office:value-type="string" calcext:value-type="string">
            <text:p>Stride(2)</text:p>
          </table:table-cell>
          <table:table-cell table:style-name="ce4" office:value-type="float" office:value="1189.9" calcext:value-type="float">
            <text:p>1189.9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ride(4)</text:p>
          </table:table-cell>
          <table:table-cell table:style-name="ce4" office:value-type="float" office:value="408.2" calcext:value-type="float">
            <text:p>408.2</text:p>
          </table:table-cell>
          <table:table-cell table:style-name="ce4" office:value-type="float" office:value="736.1" calcext:value-type="float">
            <text:p>736.1</text:p>
          </table:table-cell>
          <table:table-cell table:number-columns-repeated="4"/>
          <table:table-cell table:style-name="ce7" office:value-type="string" calcext:value-type="string">
            <text:p>Stride(4)</text:p>
          </table:table-cell>
          <table:table-cell table:style-name="ce4" office:value-type="float" office:value="736.1" calcext:value-type="float">
            <text:p>736.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ride(8)</text:p>
          </table:table-cell>
          <table:table-cell table:style-name="ce4" office:value-type="float" office:value="390.8" calcext:value-type="float">
            <text:p>390.8</text:p>
          </table:table-cell>
          <table:table-cell table:style-name="ce4" office:value-type="float" office:value="711" calcext:value-type="float">
            <text:p>711</text:p>
          </table:table-cell>
          <table:table-cell table:number-columns-repeated="4"/>
          <table:table-cell table:style-name="ce2" office:value-type="string" calcext:value-type="string">
            <text:p>Stride(8)</text:p>
          </table:table-cell>
          <table:table-cell table:style-name="ce4"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aggered Prob(1.0,0.0)</text:p>
          </table:table-cell>
          <table:table-cell table:style-name="ce4" office:value-type="float" office:value="1466.7" calcext:value-type="float">
            <text:p>1466.7</text:p>
          </table:table-cell>
          <table:table-cell table:style-name="ce4" office:value-type="float" office:value="1466.3" calcext:value-type="float">
            <text:p>1466.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taggered Prob(0.5,0.3)</text:p>
          </table:table-cell>
          <table:table-cell table:style-name="ce4" office:value-type="float" office:value="1110.7" calcext:value-type="float">
            <text:p>1110.7</text:p>
          </table:table-cell>
          <table:table-cell table:style-name="ce4" office:value-type="float" office:value="1087.1" calcext:value-type="float">
            <text:p>1087.1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Staggered Prob(0.2,0.3)</text:p>
          </table:table-cell>
          <table:table-cell table:style-name="ce4" office:value-type="float" office:value="956.65" calcext:value-type="float">
            <text:p>956.65</text:p>
          </table:table-cell>
          <table:table-cell table:style-name="ce4" office:value-type="float" office:value="1038.5" calcext:value-type="float">
            <text:p>1038.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nter Pod</text:p>
          </table:table-cell>
          <table:table-cell table:style-name="ce4" office:value-type="float" office:value="265.43" calcext:value-type="float">
            <text:p>265.43</text:p>
          </table:table-cell>
          <table:table-cell table:style-name="ce4" office:value-type="float" office:value="344.25" calcext:value-type="float">
            <text:p>344.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Same-ID</text:p>
          </table:table-cell>
          <table:table-cell table:style-name="ce4" office:value-type="float" office:value="381.39" calcext:value-type="float">
            <text:p>381.39</text:p>
          </table:table-cell>
          <table:table-cell table:style-name="ce4" office:value-type="float" office:value="594.7" calcext:value-type="float">
            <text:p>594.7</text:p>
          </table:table-cell>
          <table:table-cell table:number-columns-repeated="8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Tree </text:p>
          </table:table-cell>
          <table:table-cell table:style-name="ce4" office:value-type="string" calcext:value-type="string">
            <text:p>Fat Tree with Hash</text:p>
          </table:table-cell>
          <table:table-cell table:style-name="ce4" office:value-type="string" calcext:value-type="string">
            <text:p>Fat Tree with suffi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Random </text:p>
          </table:table-cell>
          <table:table-cell table:style-name="ce4" office:value-type="float" office:value="633.7" calcext:value-type="float">
            <text:p>633.7</text:p>
          </table:table-cell>
          <table:table-cell table:style-name="ce4" office:value-type="float" office:value="755.6" calcext:value-type="float">
            <text:p>755.6</text:p>
          </table:table-cell>
          <table:table-cell table:style-name="ce4" office:value-type="float" office:value="743.8" calcext:value-type="float">
            <text:p>743.8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tride(2)</text:p>
          </table:table-cell>
          <table:table-cell table:style-name="ce4" office:value-type="float" office:value="1130.7" calcext:value-type="float">
            <text:p>1130.7</text:p>
          </table:table-cell>
          <table:table-cell table:style-name="ce4" office:value-type="float" office:value="1189.9" calcext:value-type="float">
            <text:p>1189.9</text:p>
          </table:table-cell>
          <table:table-cell table:style-name="ce4" office:value-type="float" office:value="1470.7" calcext:value-type="float">
            <text:p>1470.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nter Pod</text:p>
          </table:table-cell>
          <table:table-cell table:style-name="ce4" office:value-type="float" office:value="265.43" calcext:value-type="float">
            <text:p>265.43</text:p>
          </table:table-cell>
          <table:table-cell table:style-name="ce4" office:value-type="float" office:value="344.25" calcext:value-type="float">
            <text:p>344.25</text:p>
          </table:table-cell>
          <table:table-cell table:style-name="ce4" office:value-type="float" office:value="403.9" calcext:value-type="float">
            <text:p>403.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Same-ID</text:p>
          </table:table-cell>
          <table:table-cell table:style-name="ce4" office:value-type="float" office:value="381.39" calcext:value-type="float">
            <text:p>381.39</text:p>
          </table:table-cell>
          <table:table-cell table:style-name="ce4" office:value-type="float" office:value="594.7" calcext:value-type="float">
            <text:p>594.7</text:p>
          </table:table-cell>
          <table:table-cell table:style-name="ce4" office:value-type="float" office:value="651.1" calcext:value-type="float">
            <text:p>651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00/00/0000</text:date>, <text:time style:data-style-name="N2" text:time-value="10:41:32.633583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44:07.834905893</meta:creation-date>
    <meta:generator>LibreOffice/5.1.6.2$Linux_X86_64 LibreOffice_project/10m0$Build-2</meta:generator>
    <dc:date>2018-12-15T10:45:26.103348670</dc:date>
    <meta:editing-duration>PT2H2M37S</meta:editing-duration>
    <meta:editing-cycles>14</meta:editing-cycles>
    <meta:document-statistic meta:table-count="2" meta:cell-count="6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fo:language="bvx" fo:country="CG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92cm" xlink:href=".." xlink:type="simple" chart:class="chart:bar" chart:style-name="ch1">
        <chart:title svg:x="5.033cm" svg:y="0.314cm" chart:style-name="ch2">
          <text:p>Aggregate Bandwidth Graph</text:p>
        </chart:title>
        <chart:legend chart:legend-position="top" svg:x="5.51cm" svg:y="1.292cm" style:legend-expansion="wide" chart:style-name="ch3"/>
        <chart:plot-area chart:style-name="ch4" table:cell-range-address="Graphs.A9:Graphs.C18 Graphs.B8:Graphs.C8" chart:data-source-has-labels="both" svg:x="1.318cm" svg:y="2.069cm" svg:width="14.363cm" svg:height="6.744cm">
          <chartooo:coordinate-region svg:x="2.363cm" svg:y="2.069cm" svg:width="13.318cm" svg:height="3.283cm"/>
          <chart:axis chart:dimension="x" chart:name="primary-x" chart:style-name="ch5" chartooo:axis-type="auto">
            <chartooo:date-scale/>
            <chart:categories table:cell-range-address="Graphs.A9:Graphs.A18"/>
          </chart:axis>
          <chart:axis chart:dimension="y" chart:name="primary-y" chart:style-name="ch6">
            <chart:title svg:x="0.454cm" svg:y="4.082cm" chart:style-name="ch7">
              <text:p>Mbps</text:p>
            </chart:title>
          </chart:axis>
          <chart:series chart:style-name="ch8" chart:values-cell-range-address="Graphs.B9:Graphs.B18" chart:label-cell-address="Graphs.B8:Graphs.B8" chart:class="chart:bar">
            <chart:data-point chart:repeated="10"/>
          </chart:series>
          <chart:series chart:style-name="ch9" chart:values-cell-range-address="Graphs.C9:Graphs.C18" chart:label-cell-address="Graphs.C8:Graphs.C8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 </text:p>
                <draw:g>
                  <svg:desc>Graphs.B8:Graphs.B8</svg:desc>
                </draw:g>
              </table:table-cell>
              <table:table-cell office:value-type="string">
                <text:p>Fat Tree with Hash</text:p>
                <draw:g>
                  <svg:desc>Graphs.C8:Graphs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</text:p>
                <draw:g>
                  <svg:desc>Graphs.A9:Graphs.A18</svg:desc>
                </draw:g>
              </table:table-cell>
              <table:table-cell office:value-type="float" office:value="633.7">
                <text:p>633.7</text:p>
                <draw:g>
                  <svg:desc>Graphs.B9:Graphs.B18</svg:desc>
                </draw:g>
              </table:table-cell>
              <table:table-cell office:value-type="float" office:value="755.6">
                <text:p>755.6</text:p>
                <draw:g>
                  <svg:desc>Graphs.C9:Graphs.C18</svg:desc>
                </draw:g>
              </table:table-cell>
            </table:table-row>
            <table:table-row>
              <table:table-cell office:value-type="string">
                <text:p>Stride(1)</text:p>
              </table:table-cell>
              <table:table-cell office:value-type="float" office:value="1470">
                <text:p>1470</text:p>
              </table:table-cell>
              <table:table-cell office:value-type="float" office:value="1469.3">
                <text:p>1469.3</text:p>
              </table:table-cell>
            </table:table-row>
            <table:table-row>
              <table:table-cell office:value-type="string">
                <text:p>Stride(2)</text:p>
              </table:table-cell>
              <table:table-cell office:value-type="float" office:value="1130.7">
                <text:p>1130.7</text:p>
              </table:table-cell>
              <table:table-cell office:value-type="float" office:value="1189.9">
                <text:p>1189.9</text:p>
              </table:table-cell>
            </table:table-row>
            <table:table-row>
              <table:table-cell office:value-type="string">
                <text:p>Stride(4)</text:p>
              </table:table-cell>
              <table:table-cell office:value-type="float" office:value="408.2">
                <text:p>408.2</text:p>
              </table:table-cell>
              <table:table-cell office:value-type="float" office:value="736.1">
                <text:p>736.1</text:p>
              </table:table-cell>
            </table:table-row>
            <table:table-row>
              <table:table-cell office:value-type="string">
                <text:p>Stride(8)</text:p>
              </table:table-cell>
              <table:table-cell office:value-type="float" office:value="390.8">
                <text:p>390.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Staggered Prob(1.0,0.0)</text:p>
              </table:table-cell>
              <table:table-cell office:value-type="float" office:value="1466.7">
                <text:p>1466.7</text:p>
              </table:table-cell>
              <table:table-cell office:value-type="float" office:value="1466.3">
                <text:p>1466.3</text:p>
              </table:table-cell>
            </table:table-row>
            <table:table-row>
              <table:table-cell office:value-type="string">
                <text:p>Staggered Prob(0.5,0.3)</text:p>
              </table:table-cell>
              <table:table-cell office:value-type="float" office:value="1110.7">
                <text:p>1110.7</text:p>
              </table:table-cell>
              <table:table-cell office:value-type="float" office:value="1087.1">
                <text:p>1087.1</text:p>
              </table:table-cell>
            </table:table-row>
            <table:table-row>
              <table:table-cell office:value-type="string">
                <text:p>Staggered Prob(0.2,0.3)</text:p>
              </table:table-cell>
              <table:table-cell office:value-type="float" office:value="956.65">
                <text:p>956.65</text:p>
              </table:table-cell>
              <table:table-cell office:value-type="float" office:value="1038.5">
                <text:p>1038.5</text:p>
              </table:table-cell>
            </table:table-row>
            <table:table-row>
              <table:table-cell office:value-type="string">
                <text:p>Inter Pod</text:p>
              </table:table-cell>
              <table:table-cell office:value-type="float" office:value="265.43">
                <text:p>265.43</text:p>
              </table:table-cell>
              <table:table-cell office:value-type="float" office:value="344.25">
                <text:p>344.25</text:p>
              </table:table-cell>
            </table:table-row>
            <table:table-row>
              <table:table-cell office:value-type="string">
                <text:p>Same-ID</text:p>
              </table:table-cell>
              <table:table-cell office:value-type="float" office:value="381.39">
                <text:p>381.39</text:p>
              </table:table-cell>
              <table:table-cell office:value-type="float" office:value="594.7">
                <text:p>59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34cm" svg:y="0.315cm" chart:style-name="ch2">
          <text:p>Aggregate Bandwidth</text:p>
        </chart:title>
        <chart:legend chart:legend-position="end" svg:x="13.896cm" svg:y="4.201cm" style:legend-expansion="high" chart:style-name="ch3"/>
        <chart:plot-area chart:style-name="ch4" table:cell-range-address="Graphs.H10:Graphs.I13 Graphs.I9:Graphs.I9" chart:data-source-has-labels="both" svg:x="1.318cm" svg:y="1.288cm" svg:width="12.258cm" svg:height="7.532cm">
          <chartooo:coordinate-region svg:x="2.363cm" svg:y="1.487cm" svg:width="11.213cm" svg:height="6.686cm"/>
          <chart:axis chart:dimension="x" chart:name="primary-x" chart:style-name="ch5" chartooo:axis-type="auto">
            <chartooo:date-scale/>
            <chart:categories table:cell-range-address="Graphs.H10:Graphs.H13"/>
          </chart:axis>
          <chart:axis chart:dimension="y" chart:name="primary-y" chart:style-name="ch6">
            <chart:title svg:x="0.451cm" svg:y="5.495cm" chart:style-name="ch7">
              <text:p>Mbps</text:p>
            </chart:title>
          </chart:axis>
          <chart:series chart:style-name="ch8" chart:values-cell-range-address="Graphs.I10:Graphs.I13" chart:label-cell-address="Graphs.I9:Graphs.I9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 Tree</text:p>
                <draw:g>
                  <svg:desc>Graphs.I9:Graphs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ride(1)</text:p>
                <draw:g>
                  <svg:desc>Graphs.H10:Graphs.H13</svg:desc>
                </draw:g>
              </table:table-cell>
              <table:table-cell office:value-type="float" office:value="1469.3">
                <text:p>1469.3</text:p>
                <draw:g>
                  <svg:desc>Graphs.I10:Graphs.I13</svg:desc>
                </draw:g>
              </table:table-cell>
            </table:table-row>
            <table:table-row>
              <table:table-cell office:value-type="string">
                <text:p>Stride(2)</text:p>
              </table:table-cell>
              <table:table-cell office:value-type="float" office:value="1189.9">
                <text:p>1189.9</text:p>
              </table:table-cell>
            </table:table-row>
            <table:table-row>
              <table:table-cell office:value-type="string">
                <text:p>Stride(4)</text:p>
              </table:table-cell>
              <table:table-cell office:value-type="float" office:value="736.1">
                <text:p>736.1</text:p>
              </table:table-cell>
            </table:table-row>
            <table:table-row>
              <table:table-cell office:value-type="string">
                <text:p>Stride(8)</text:p>
              </table:table-cell>
              <table:table-cell office:value-type="float" office:value="711">
                <text:p>7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5.735cm" svg:y="0.315cm" chart:style-name="ch2">
          <text:p>Aggregate Bandwidth</text:p>
        </chart:title>
        <chart:legend chart:legend-position="end" svg:x="12.191cm" svg:y="3.706cm" style:legend-expansion="high" chart:style-name="ch3"/>
        <chart:plot-area chart:style-name="ch4" table:cell-range-address="Graphs.A48:Graphs.D51 Graphs.B47:Graphs.D47" chart:data-source-has-labels="both" svg:x="1.318cm" svg:y="1.288cm" svg:width="10.553cm" svg:height="7.538cm">
          <chartooo:coordinate-region svg:x="2.363cm" svg:y="1.487cm" svg:width="9.508cm" svg:height="6.692cm"/>
          <chart:axis chart:dimension="x" chart:name="primary-x" chart:style-name="ch5" chartooo:axis-type="auto">
            <chartooo:date-scale/>
            <chart:categories table:cell-range-address="Graphs.A48:Graphs.A51"/>
          </chart:axis>
          <chart:axis chart:dimension="y" chart:name="primary-y" chart:style-name="ch6">
            <chart:title svg:x="0.451cm" svg:y="5.498cm" chart:style-name="ch7">
              <text:p>Mbps</text:p>
            </chart:title>
          </chart:axis>
          <chart:series chart:style-name="ch8" chart:values-cell-range-address="Graphs.B48:Graphs.B51" chart:label-cell-address="Graphs.B47:Graphs.B47" chart:class="chart:bar">
            <chart:data-point chart:repeated="4"/>
          </chart:series>
          <chart:series chart:style-name="ch9" chart:values-cell-range-address="Graphs.C48:Graphs.C51" chart:label-cell-address="Graphs.C47:Graphs.C47" chart:class="chart:bar">
            <chart:data-point chart:repeated="4"/>
          </chart:series>
          <chart:series chart:style-name="ch10" chart:values-cell-range-address="Graphs.D48:Graphs.D51" chart:label-cell-address="Graphs.D47:Graphs.D47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 </text:p>
                <draw:g>
                  <svg:desc>Graphs.B47:Graphs.B47</svg:desc>
                </draw:g>
              </table:table-cell>
              <table:table-cell office:value-type="string">
                <text:p>Fat Tree with Hash</text:p>
                <draw:g>
                  <svg:desc>Graphs.C47:Graphs.C47</svg:desc>
                </draw:g>
              </table:table-cell>
              <table:table-cell office:value-type="string">
                <text:p>Fat Tree with suffix</text:p>
                <draw:g>
                  <svg:desc>Graphs.D47:Graphs.D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</text:p>
                <draw:g>
                  <svg:desc>Graphs.A48:Graphs.A51</svg:desc>
                </draw:g>
              </table:table-cell>
              <table:table-cell office:value-type="float" office:value="633.7">
                <text:p>633.7</text:p>
                <draw:g>
                  <svg:desc>Graphs.B48:Graphs.B51</svg:desc>
                </draw:g>
              </table:table-cell>
              <table:table-cell office:value-type="float" office:value="755.6">
                <text:p>755.6</text:p>
                <draw:g>
                  <svg:desc>Graphs.C48:Graphs.C51</svg:desc>
                </draw:g>
              </table:table-cell>
              <table:table-cell office:value-type="float" office:value="743.8">
                <text:p>743.8</text:p>
                <draw:g>
                  <svg:desc>Graphs.D48:Graphs.D51</svg:desc>
                </draw:g>
              </table:table-cell>
            </table:table-row>
            <table:table-row>
              <table:table-cell office:value-type="string">
                <text:p>Stride(2)</text:p>
              </table:table-cell>
              <table:table-cell office:value-type="float" office:value="1130.7">
                <text:p>1130.7</text:p>
              </table:table-cell>
              <table:table-cell office:value-type="float" office:value="1189.9">
                <text:p>1189.9</text:p>
              </table:table-cell>
              <table:table-cell office:value-type="float" office:value="1470.7">
                <text:p>1470.7</text:p>
              </table:table-cell>
            </table:table-row>
            <table:table-row>
              <table:table-cell office:value-type="string">
                <text:p>Inter Pod</text:p>
              </table:table-cell>
              <table:table-cell office:value-type="float" office:value="265.43">
                <text:p>265.43</text:p>
              </table:table-cell>
              <table:table-cell office:value-type="float" office:value="344.25">
                <text:p>344.25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string">
                <text:p>Same-ID</text:p>
              </table:table-cell>
              <table:table-cell office:value-type="float" office:value="381.39">
                <text:p>381.39</text:p>
              </table:table-cell>
              <table:table-cell office:value-type="float" office:value="594.7">
                <text:p>594.7</text:p>
              </table:table-cell>
              <table:table-cell office:value-type="float" office:value="651.1">
                <text:p>651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34cm" svg:y="0.315cm" chart:style-name="ch2">
          <text:p>Aggregate Bandwidth</text:p>
        </chart:title>
        <chart:legend chart:legend-position="end" svg:x="14.412cm" svg:y="4.201cm" style:legend-expansion="high" chart:style-name="ch3"/>
        <chart:plot-area chart:style-name="ch4" table:cell-range-address="Graphs.A8:Graphs.B18" chart:data-source-has-labels="both" svg:x="1.318cm" svg:y="1.288cm" svg:width="12.774cm" svg:height="7.532cm">
          <chartooo:coordinate-region svg:x="2.363cm" svg:y="1.288cm" svg:width="11.729cm" svg:height="4.071cm"/>
          <chart:axis chart:dimension="x" chart:name="primary-x" chart:style-name="ch5" chartooo:axis-type="auto">
            <chartooo:date-scale/>
            <chart:categories table:cell-range-address="Graphs.A9:Graphs.A18"/>
          </chart:axis>
          <chart:axis chart:dimension="y" chart:name="primary-y" chart:style-name="ch6">
            <chart:title svg:x="0.451cm" svg:y="5.495cm" chart:style-name="ch7">
              <text:p>Mbps</text:p>
            </chart:title>
          </chart:axis>
          <chart:series chart:style-name="ch8" chart:values-cell-range-address="Graphs.B9:Graphs.B18" chart:label-cell-address="Graphs.B8:Graphs.B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e </text:p>
                <draw:g>
                  <svg:desc>Graphs.B8:Graphs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ndom </text:p>
                <draw:g>
                  <svg:desc>Graphs.A9:Graphs.A18</svg:desc>
                </draw:g>
              </table:table-cell>
              <table:table-cell office:value-type="float" office:value="633.7">
                <text:p>633.7</text:p>
                <draw:g>
                  <svg:desc>Graphs.B9:Graphs.B18</svg:desc>
                </draw:g>
              </table:table-cell>
            </table:table-row>
            <table:table-row>
              <table:table-cell office:value-type="string">
                <text:p>Stride(1)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Stride(2)</text:p>
              </table:table-cell>
              <table:table-cell office:value-type="float" office:value="1130.7">
                <text:p>1130.7</text:p>
              </table:table-cell>
            </table:table-row>
            <table:table-row>
              <table:table-cell office:value-type="string">
                <text:p>Stride(4)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Stride(8)</text:p>
              </table:table-cell>
              <table:table-cell office:value-type="float" office:value="390.8">
                <text:p>390.8</text:p>
              </table:table-cell>
            </table:table-row>
            <table:table-row>
              <table:table-cell office:value-type="string">
                <text:p>Staggered Prob(1.0,0.0)</text:p>
              </table:table-cell>
              <table:table-cell office:value-type="float" office:value="1466.7">
                <text:p>1466.7</text:p>
              </table:table-cell>
            </table:table-row>
            <table:table-row>
              <table:table-cell office:value-type="string">
                <text:p>Staggered Prob(0.5,0.3)</text:p>
              </table:table-cell>
              <table:table-cell office:value-type="float" office:value="1110.7">
                <text:p>1110.7</text:p>
              </table:table-cell>
            </table:table-row>
            <table:table-row>
              <table:table-cell office:value-type="string">
                <text:p>Staggered Prob(0.2,0.3)</text:p>
              </table:table-cell>
              <table:table-cell office:value-type="float" office:value="956.65">
                <text:p>956.65</text:p>
              </table:table-cell>
            </table:table-row>
            <table:table-row>
              <table:table-cell office:value-type="string">
                <text:p>Inter Pod</text:p>
              </table:table-cell>
              <table:table-cell office:value-type="float" office:value="265.43">
                <text:p>265.43</text:p>
              </table:table-cell>
            </table:table-row>
            <table:table-row>
              <table:table-cell office:value-type="string">
                <text:p>Same-ID</text:p>
              </table:table-cell>
              <table:table-cell office:value-type="float" office:value="381.39">
                <text:p>381.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